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Courier" svg:font-family="ArialCourier"/>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in" table:align="margins" style:writing-mode="lr-tb"/>
    </style:style>
    <style:style style:name="Table5.A" style:family="table-column">
      <style:table-column-properties style:column-width="3.4993in" style:rel-column-width="5039*"/>
    </style:style>
    <style:style style:name="Table5.B" style:family="table-column">
      <style:table-column-properties style:column-width="3.5007in" style:rel-column-width="504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9986in" table:align="left" style:writing-mode="lr-tb"/>
    </style:style>
    <style:style style:name="Table3.A" style:family="table-column">
      <style:table-column-properties style:column-width="0.3743in"/>
    </style:style>
    <style:style style:name="Table3.B" style:family="table-column">
      <style:table-column-properties style:column-width="2.8146in"/>
    </style:style>
    <style:style style:name="Table3.C" style:family="table-column">
      <style:table-column-properties style:column-width="3.809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ce0e7" officeooo:paragraph-rsid="002ce0e7"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language="en" fo:country="US" officeooo:rsid="002ce0e7" officeooo:paragraph-rsid="002ce0e7" style:language-complex="ar" style:country-complex="SA"/>
    </style:style>
    <style:style style:name="P10" style:family="paragraph" style:parent-style-name="CellBody">
      <style:text-properties fo:color="#000000" fo:language="en" fo:country="US" fo:font-style="italic" style:font-style-asian="italic" style:language-complex="ar" style:country-complex="SA"/>
    </style:style>
    <style:style style:name="P11" style:family="paragraph" style:parent-style-name="CellBody">
      <style:paragraph-properties style:snap-to-layout-grid="false"/>
      <style:text-properties fo:color="#000000" fo:language="en" fo:country="US" fo:font-style="italic" officeooo:rsid="002aac32" officeooo:paragraph-rsid="002aac32"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fo:color="#000000" fo:language="en" fo:country="US" fo:font-style="normal" style:font-style-asian="normal" style:language-complex="ar" style:country-complex="SA" style:font-style-complex="normal"/>
    </style:style>
    <style:style style:name="P23" style:family="paragraph" style:parent-style-name="Body">
      <style:text-properties fo:color="#000000" fo:language="en" fo:country="US" fo:font-style="normal" officeooo:paragraph-rsid="002d1e50" style:font-style-asian="normal" style:language-complex="ar" style:country-complex="SA" style:font-style-complex="normal"/>
    </style:style>
    <style:style style:name="P2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5" style:family="paragraph" style:parent-style-name="Standard">
      <style:text-properties style:font-name="Arial" fo:language="en" fo:country="US" officeooo:paragraph-rsid="0021c380" style:language-complex="ar" style:country-complex="SA"/>
    </style:style>
    <style:style style:name="P26" style:family="paragraph" style:parent-style-name="Standard">
      <style:text-properties style:font-name="Arial" fo:language="en" fo:country="US" officeooo:rsid="001febee" officeooo:paragraph-rsid="0021c380" style:language-complex="ar" style:country-complex="SA"/>
    </style:style>
    <style:style style:name="P27" style:family="paragraph" style:parent-style-name="Standard">
      <style:text-properties fo:language="en" fo:country="US" style:language-complex="ar" style:country-complex="SA"/>
    </style:style>
    <style:style style:name="P28" style:family="paragraph" style:parent-style-name="Heading_20_3">
      <style:text-properties officeooo:rsid="003832e3" officeooo:paragraph-rsid="002ef26b"/>
    </style:style>
    <style:style style:name="P29" style:family="paragraph" style:parent-style-name="Heading_20_3">
      <style:text-properties officeooo:paragraph-rsid="002ef26b"/>
    </style:style>
    <style:style style:name="P30" style:family="paragraph" style:parent-style-name="Heading_20_3">
      <style:text-properties officeooo:rsid="00476f55" officeooo:paragraph-rsid="00476f55"/>
    </style:style>
    <style:style style:name="P31" style:family="paragraph" style:parent-style-name="Heading_20_3">
      <style:text-properties officeooo:rsid="00479011" officeooo:paragraph-rsid="00479011"/>
    </style:style>
    <style:style style:name="P32" style:family="paragraph" style:parent-style-name="Heading_20_3">
      <style:text-properties officeooo:rsid="00490ace" officeooo:paragraph-rsid="00490ace"/>
    </style:style>
    <style:style style:name="P33" style:family="paragraph" style:parent-style-name="Heading_20_1">
      <style:text-properties fo:language="en" fo:country="US" style:language-complex="ar" style:country-complex="SA"/>
    </style:style>
    <style:style style:name="P34" style:family="paragraph" style:parent-style-name="Heading_20_1">
      <style:paragraph-properties fo:break-before="page"/>
      <style:text-properties fo:language="en" fo:country="US" style:language-complex="ar" style:country-complex="SA"/>
    </style:style>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language="en" fo:country="US" officeooo:rsid="0021c380" officeooo:paragraph-rsid="0021c380" style:language-complex="ar" style:country-complex="SA"/>
    </style:style>
    <style:style style:name="P37" style:family="paragraph" style:parent-style-name="Heading_20_2">
      <style:text-properties fo:language="en" fo:country="US" officeooo:rsid="001febee" officeooo:paragraph-rsid="0021c380" style:language-complex="ar" style:country-complex="SA"/>
    </style:style>
    <style:style style:name="P38" style:family="paragraph" style:parent-style-name="Heading_20_2">
      <style:text-properties fo:language="en" fo:country="US" officeooo:paragraph-rsid="001febee" style:language-complex="ar" style:country-complex="SA"/>
    </style:style>
    <style:style style:name="P39" style:family="paragraph" style:parent-style-name="Heading_20_2">
      <style:text-properties officeooo:rsid="0036976a" officeooo:paragraph-rsid="0036976a"/>
    </style:style>
    <style:style style:name="P40" style:family="paragraph" style:parent-style-name="Heading_20_2">
      <style:text-properties officeooo:rsid="003b2dcf" officeooo:paragraph-rsid="003b2dcf"/>
    </style:style>
    <style:style style:name="P41" style:family="paragraph" style:parent-style-name="Heading_20_2">
      <style:text-properties officeooo:rsid="00450577" officeooo:paragraph-rsid="00450577"/>
    </style:style>
    <style:style style:name="P42" style:family="paragraph" style:parent-style-name="Heading_20_2">
      <style:text-properties officeooo:rsid="004a2b6a" officeooo:paragraph-rsid="004a2b6a"/>
    </style:style>
    <style:style style:name="P43" style:family="paragraph" style:parent-style-name="Standard">
      <style:text-properties fo:color="#646464" style:font-name="Monaco" fo:font-size="11pt" officeooo:paragraph-rsid="0037b2d2" style:font-name-asian="Monaco" style:font-size-asian="11pt" style:font-name-complex="Monaco" style:font-size-complex="11pt"/>
    </style:style>
    <style:style style:name="P44" style:family="paragraph" style:parent-style-name="Standard">
      <style:text-properties officeooo:rsid="0040156b" officeooo:paragraph-rsid="0040156b"/>
    </style:style>
    <style:style style:name="P45" style:family="paragraph" style:parent-style-name="Standard">
      <style:text-properties officeooo:rsid="0040156b" officeooo:paragraph-rsid="00430e5d"/>
    </style:style>
    <style:style style:name="P46" style:family="paragraph" style:parent-style-name="Standard">
      <style:text-properties officeooo:rsid="0041d78b" officeooo:paragraph-rsid="0041d78b"/>
    </style:style>
    <style:style style:name="P47" style:family="paragraph" style:parent-style-name="Standard">
      <style:text-properties officeooo:rsid="00430e5d" officeooo:paragraph-rsid="00430e5d"/>
    </style:style>
    <style:style style:name="P48" style:family="paragraph" style:parent-style-name="Standard">
      <style:text-properties officeooo:rsid="00490ace" officeooo:paragraph-rsid="00490ace"/>
    </style:style>
    <style:style style:name="P49" style:family="paragraph" style:parent-style-name="Standard">
      <style:text-properties fo:color="#ef413d" officeooo:rsid="004a2b6a" officeooo:paragraph-rsid="004a2b6a"/>
    </style:style>
    <style:style style:name="P50" style:family="paragraph" style:parent-style-name="Standard">
      <style:text-properties officeooo:rsid="00490ace" officeooo:paragraph-rsid="00490ace" fo:background-color="#ffffff"/>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officeooo:rsid="0037b2d2" officeooo:paragraph-rsid="0037b2d2" style:font-name-asian="Monaco" style:font-size-asian="11pt" style:font-name-complex="Monaco" style:font-size-complex="11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Monaco" fo:font-size="11pt" officeooo:paragraph-rsid="0037b2d2" style:font-name-asian="Monaco" style:font-size-asian="11pt" style:font-name-complex="Monaco" style:font-size-complex="11pt"/>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3f5fbf" style:font-name="Monaco" fo:font-size="11pt" officeooo:paragraph-rsid="0037b2d2" style:font-name-asian="Monaco" style:font-size-asian="11pt" style:font-name-complex="Monaco" style:font-size-complex="11pt"/>
    </style:style>
    <style:style style:name="P54" style:family="paragraph" style:parent-style-name="Standard">
      <style:paragraph-properties fo:margin-left="0in" fo:margin-right="0in" fo:text-align="start" style:justify-single-word="false" fo:text-indent="0in" style:auto-text-indent="false"/>
    </style:style>
    <style:style style:name="P55" style:family="paragraph" style:parent-style-name="Standard">
      <style:paragraph-properties fo:margin-left="0in" fo:margin-right="0in" fo:text-align="start" style:justify-single-word="false" fo:text-indent="0in" style:auto-text-indent="false"/>
      <style:text-properties officeooo:paragraph-rsid="0042ca94"/>
    </style:style>
    <style:style style:name="P56" style:family="paragraph" style:parent-style-name="Abstract">
      <style:text-properties fo:font-size="10pt" fo:language="en" fo:country="US" fo:font-weight="normal" officeooo:rsid="0018f655" officeooo:paragraph-rsid="002ef26b" style:font-size-asian="10pt" style:font-weight-asian="normal" style:font-size-complex="10pt" style:language-complex="ar" style:country-complex="SA" style:font-weight-complex="normal"/>
    </style:style>
    <style:style style:name="P57" style:family="paragraph" style:parent-style-name="Abstract">
      <style:text-properties fo:language="en" fo:country="US" style:language-complex="ar" style:country-complex="SA"/>
    </style:style>
    <style:style style:name="P58" style:family="paragraph" style:parent-style-name="Body" style:list-style-name="L1">
      <style:text-properties fo:color="#000000" fo:language="en" fo:country="US" fo:font-style="italic" officeooo:rsid="00519872" officeooo:paragraph-rsid="002ef26b" style:font-style-asian="italic" style:language-complex="ar" style:country-complex="SA"/>
    </style:style>
    <style:style style:name="P59" style:family="paragraph" style:parent-style-name="Body">
      <style:text-properties fo:color="#000000" fo:language="en" fo:country="US" fo:font-style="normal" style:font-style-asian="normal" style:language-complex="ar" style:country-complex="SA" style:font-style-complex="normal"/>
    </style:style>
    <style:style style:name="P60" style:family="paragraph" style:parent-style-name="Body">
      <style:text-properties fo:color="#000000" fo:language="en" fo:country="US" fo:font-style="normal" officeooo:rsid="00348910" style:font-style-asian="normal" style:language-complex="ar" style:country-complex="SA" style:font-style-complex="normal"/>
    </style:style>
    <style:style style:name="P61" style:family="paragraph" style:parent-style-name="Body">
      <style:text-properties fo:color="#000000" fo:language="en" fo:country="US" fo:font-style="normal" officeooo:rsid="0037b2d2" officeooo:paragraph-rsid="0037b2d2" style:font-style-asian="normal" style:language-complex="ar" style:country-complex="SA" style:font-style-complex="normal"/>
    </style:style>
    <style:style style:name="P62" style:family="paragraph" style:parent-style-name="Body" style:list-style-name="L3">
      <style:text-properties fo:color="#000000" fo:language="en" fo:country="US" fo:font-style="normal" officeooo:rsid="0037b2d2" officeooo:paragraph-rsid="00398b37" style:font-style-asian="normal" style:language-complex="ar" style:country-complex="SA" style:font-style-complex="normal"/>
    </style:style>
    <style:style style:name="P63" style:family="paragraph" style:parent-style-name="Body" style:list-style-name="L3">
      <style:text-properties fo:color="#000000" fo:language="en" fo:country="US" fo:font-style="normal" officeooo:rsid="00398b37" officeooo:paragraph-rsid="00398b37" style:font-style-asian="normal" style:language-complex="ar" style:country-complex="SA" style:font-style-complex="normal"/>
    </style:style>
    <style:style style:name="P64" style:family="paragraph" style:parent-style-name="Body" style:list-style-name="L1">
      <style:text-properties officeooo:rsid="0037ca53" officeooo:paragraph-rsid="002ef26b"/>
    </style:style>
    <style:style style:name="P65" style:family="paragraph" style:parent-style-name="Body" style:list-style-name="L1">
      <style:text-properties officeooo:rsid="00329a23" officeooo:paragraph-rsid="002ef26b"/>
    </style:style>
    <style:style style:name="P66" style:family="paragraph" style:parent-style-name="Body" style:list-style-name="L1">
      <style:text-properties officeooo:rsid="004a9934" officeooo:paragraph-rsid="002ef26b"/>
    </style:style>
    <style:style style:name="P67" style:family="paragraph" style:parent-style-name="Body" style:list-style-name="L1">
      <style:text-properties officeooo:rsid="003832e3" officeooo:paragraph-rsid="002ef26b"/>
    </style:style>
    <style:style style:name="P68" style:family="paragraph" style:parent-style-name="Body" style:list-style-name="L1">
      <style:text-properties officeooo:rsid="0024ffc7" officeooo:paragraph-rsid="002ef26b"/>
    </style:style>
    <style:style style:name="P69" style:family="paragraph" style:parent-style-name="Body" style:list-style-name="L1">
      <style:text-properties officeooo:rsid="0030ca6e" officeooo:paragraph-rsid="002ef26b"/>
    </style:style>
    <style:style style:name="P70" style:family="paragraph" style:parent-style-name="Body">
      <style:text-properties fo:color="#ef413d" fo:language="en" fo:country="US" fo:font-style="normal" officeooo:rsid="00398b37" officeooo:paragraph-rsid="003acac9" style:font-style-asian="normal" style:language-complex="ar" style:country-complex="SA" style:font-style-complex="normal"/>
    </style:style>
    <style:style style:name="P71" style:family="paragraph" style:parent-style-name="Body">
      <style:text-properties fo:color="#ef413d" officeooo:rsid="00479011" officeooo:paragraph-rsid="00479011"/>
    </style:style>
    <style:style style:name="P72" style:family="paragraph" style:parent-style-name="Body">
      <style:text-properties officeooo:rsid="0036976a" officeooo:paragraph-rsid="0037b2d2"/>
    </style:style>
    <style:style style:name="P73" style:family="paragraph" style:parent-style-name="Body">
      <style:text-properties officeooo:rsid="0037b2d2" officeooo:paragraph-rsid="0037b2d2"/>
    </style:style>
    <style:style style:name="P74" style:family="paragraph" style:parent-style-name="Body">
      <style:text-properties officeooo:rsid="003acac9" officeooo:paragraph-rsid="003acac9"/>
    </style:style>
    <style:style style:name="P75" style:family="paragraph" style:parent-style-name="Body">
      <style:text-properties officeooo:rsid="003c8ff0" officeooo:paragraph-rsid="003c8ff0"/>
    </style:style>
    <style:style style:name="P76" style:family="paragraph" style:parent-style-name="Body">
      <style:text-properties officeooo:rsid="003f2b8c" officeooo:paragraph-rsid="003f2b8c"/>
    </style:style>
    <style:style style:name="P77" style:family="paragraph" style:parent-style-name="Body">
      <style:text-properties officeooo:rsid="0042ca94" officeooo:paragraph-rsid="0042ca94"/>
    </style:style>
    <style:style style:name="P78" style:family="paragraph" style:parent-style-name="Body">
      <style:text-properties officeooo:rsid="0042ca94" officeooo:paragraph-rsid="00430e5d"/>
    </style:style>
    <style:style style:name="P79" style:family="paragraph" style:parent-style-name="Body">
      <style:text-properties style:font-name="Courier" officeooo:paragraph-rsid="00430e5d"/>
    </style:style>
    <style:style style:name="P80" style:family="paragraph" style:parent-style-name="Body">
      <style:text-properties style:font-name="Courier" officeooo:rsid="00490ace" officeooo:paragraph-rsid="00490ace"/>
    </style:style>
    <style:style style:name="P81" style:family="paragraph" style:parent-style-name="Body">
      <style:text-properties style:font-name="Courier" officeooo:rsid="00490ace" officeooo:paragraph-rsid="004a2b6a"/>
    </style:style>
    <style:style style:name="P82" style:family="paragraph" style:parent-style-name="Body">
      <style:text-properties style:font-name="Courier" officeooo:rsid="004a2b6a" officeooo:paragraph-rsid="004a2b6a"/>
    </style:style>
    <style:style style:name="P83" style:family="paragraph" style:parent-style-name="Body">
      <style:text-properties officeooo:rsid="0045d56c" officeooo:paragraph-rsid="0045d56c"/>
    </style:style>
    <style:style style:name="P84" style:family="paragraph" style:parent-style-name="Body">
      <style:text-properties officeooo:rsid="00479011" officeooo:paragraph-rsid="00479011"/>
    </style:style>
    <style:style style:name="P85" style:family="paragraph" style:parent-style-name="Body">
      <style:text-properties officeooo:rsid="00490ace" officeooo:paragraph-rsid="00490ace"/>
    </style:style>
    <style:style style:name="P86" style:family="paragraph" style:parent-style-name="Body">
      <style:paragraph-properties fo:orphans="2" fo:widows="2" style:writing-mode="lr-tb"/>
      <style:text-properties fo:color="#ff0000" fo:font-size="10pt" fo:language="en" fo:country="US" fo:font-style="italic" officeooo:rsid="003acac9" officeooo:paragraph-rsid="003acac9" style:font-name-asian="Times New Roman" style:font-size-asian="10pt" style:font-style-asian="italic" style:font-name-complex="Times New Roman" style:font-size-complex="10pt" style:language-complex="ar" style:country-complex="SA"/>
    </style:style>
    <style:style style:name="P87" style:family="paragraph" style:parent-style-name="Body">
      <style:paragraph-properties fo:orphans="2" fo:widows="2" style:writing-mode="lr-tb"/>
      <style:text-properties fo:color="#ff0000" fo:font-size="10pt" fo:language="en" fo:country="US" fo:font-style="italic" officeooo:rsid="00450577" officeooo:paragraph-rsid="00450577" style:font-name-asian="Times New Roman" style:font-size-asian="10pt" style:font-style-asian="italic" style:font-name-complex="Times New Roman" style:font-size-complex="10pt" style:language-complex="ar" style:country-complex="SA"/>
    </style:style>
    <style:style style:name="P8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9" style:family="paragraph" style:parent-style-name="Definition_20_Term">
      <style:text-properties fo:language="en" fo:country="US" style:language-complex="ar" style:country-complex="SA"/>
    </style:style>
    <style:style style:name="P90" style:family="paragraph" style:parent-style-name="Table_20_Contents">
      <style:text-properties officeooo:paragraph-rsid="00430e5d"/>
    </style:style>
    <style:style style:name="P91" style:family="paragraph" style:parent-style-name="Table_20_Contents">
      <style:text-properties officeooo:rsid="00430e5d" officeooo:paragraph-rsid="00430e5d"/>
    </style:style>
    <style:style style:name="P92" style:family="paragraph" style:parent-style-name="Table_20_Contents">
      <style:text-properties officeooo:rsid="00490ace" officeooo:paragraph-rsid="00490ace"/>
    </style:style>
    <style:style style:name="P93" style:family="paragraph" style:parent-style-name="Table_20_Contents">
      <style:text-properties officeooo:rsid="004a2b6a" officeooo:paragraph-rsid="004a2b6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officeooo:rsid="002ce0e7"/>
    </style:style>
    <style:style style:name="T10" style:family="text">
      <style:text-properties officeooo:rsid="002d1e50"/>
    </style:style>
    <style:style style:name="T11" style:family="text">
      <style:text-properties officeooo:rsid="003771a4"/>
    </style:style>
    <style:style style:name="T12" style:family="text">
      <style:text-properties fo:font-size="16pt" fo:font-weight="bold" style:font-size-asian="16pt" style:font-weight-asian="bold"/>
    </style:style>
    <style:style style:name="T13" style:family="text">
      <style:text-properties officeooo:rsid="003832e3"/>
    </style:style>
    <style:style style:name="T14" style:family="text">
      <style:text-properties officeooo:rsid="0051d227"/>
    </style:style>
    <style:style style:name="T15" style:family="text">
      <style:text-properties officeooo:rsid="0052a348"/>
    </style:style>
    <style:style style:name="T16" style:family="text">
      <style:text-properties officeooo:rsid="004a9934"/>
    </style:style>
    <style:style style:name="T17" style:family="text">
      <style:text-properties officeooo:rsid="004e4f4e"/>
    </style:style>
    <style:style style:name="T18" style:family="text">
      <style:text-properties officeooo:rsid="0041c5b7"/>
    </style:style>
    <style:style style:name="T19" style:family="text">
      <style:text-properties officeooo:rsid="0050fdff"/>
    </style:style>
    <style:style style:name="T20" style:family="text">
      <style:text-properties officeooo:rsid="0028ae53"/>
    </style:style>
    <style:style style:name="T21" style:family="text">
      <style:text-properties officeooo:rsid="004c67f0"/>
    </style:style>
    <style:style style:name="T22" style:family="text">
      <style:text-properties officeooo:rsid="00328d73"/>
    </style:style>
    <style:style style:name="T23" style:family="text">
      <style:text-properties officeooo:rsid="00348910"/>
    </style:style>
    <style:style style:name="T24" style:family="text">
      <style:text-properties officeooo:rsid="0037b2d2"/>
    </style:style>
    <style:style style:name="T25" style:family="text">
      <style:text-properties fo:color="#7f0055" fo:font-weight="bold" style:font-weight-asian="bold" style:font-weight-complex="bold"/>
    </style:style>
    <style:style style:name="T26" style:family="text">
      <style:text-properties fo:color="#7f0055" fo:font-weight="bold" officeooo:rsid="0037b2d2" style:font-weight-asian="bold" style:font-weight-complex="bold"/>
    </style:style>
    <style:style style:name="T27" style:family="text">
      <style:text-properties fo:color="#7f0055" style:font-name="Consolas" fo:font-size="10pt" fo:font-weight="bold" fo:background-color="#e8f2fe" loext:char-shading-value="0" style:font-size-asian="10pt" style:font-weight-asian="bold"/>
    </style:style>
    <style:style style:name="T28" style:family="text">
      <style:text-properties fo:color="#7f0055" style:font-name="Consolas" fo:font-size="10pt" fo:font-weight="bold" style:font-size-asian="10pt" style:font-weight-asian="bold"/>
    </style:style>
    <style:style style:name="T29" style:family="text">
      <style:text-properties fo:color="#000000"/>
    </style:style>
    <style:style style:name="T30" style:family="text">
      <style:text-properties fo:color="#000000" officeooo:rsid="0037b2d2"/>
    </style:style>
    <style:style style:name="T31" style:family="text">
      <style:text-properties fo:color="#000000" style:font-name="Courier" fo:language="en" fo:country="US" fo:font-style="normal" officeooo:rsid="0036976a" style:font-style-asian="normal" style:language-complex="ar" style:country-complex="SA" style:font-style-complex="normal"/>
    </style:style>
    <style:style style:name="T32" style:family="text">
      <style:text-properties fo:color="#000000" style:font-name="Consolas" fo:font-size="10pt" style:font-size-asian="10pt"/>
    </style:style>
    <style:style style:name="T33" style:family="text">
      <style:text-properties fo:color="#000000" style:font-name="Consolas" fo:font-size="10pt" style:font-size-asian="10pt"/>
    </style:style>
    <style:style style:name="T34" style:family="text">
      <style:text-properties fo:color="#000000" style:font-name="Consolas" fo:font-size="10pt" fo:background-color="#e8f2fe" loext:char-shading-value="0" style:font-size-asian="10pt"/>
    </style:style>
    <style:style style:name="T35" style:family="text">
      <style:text-properties style:font-name="Courier"/>
    </style:style>
    <style:style style:name="T36" style:family="text">
      <style:text-properties style:font-name="Courier" officeooo:rsid="0036976a"/>
    </style:style>
    <style:style style:name="T37" style:family="text">
      <style:text-properties style:font-name="Courier" officeooo:rsid="0037b2d2"/>
    </style:style>
    <style:style style:name="T38" style:family="text">
      <style:text-properties style:font-name="Courier" officeooo:rsid="00479011"/>
    </style:style>
    <style:style style:name="T39" style:family="text">
      <style:text-properties style:font-name="Courier" officeooo:rsid="004a2b6a"/>
    </style:style>
    <style:style style:name="T40" style:family="text">
      <style:text-properties officeooo:rsid="00398b37"/>
    </style:style>
    <style:style style:name="T41" style:family="text">
      <style:text-properties style:font-name="Arial"/>
    </style:style>
    <style:style style:name="T42" style:family="text">
      <style:text-properties style:font-name="Arial" officeooo:rsid="00398b37"/>
    </style:style>
    <style:style style:name="T43" style:family="text">
      <style:text-properties style:font-name="Arial" officeooo:rsid="0037b2d2"/>
    </style:style>
    <style:style style:name="T44" style:family="text">
      <style:text-properties style:font-name="Arial" officeooo:rsid="004a2b6a"/>
    </style:style>
    <style:style style:name="T45" style:family="text">
      <style:text-properties officeooo:rsid="003dc7ee"/>
    </style:style>
    <style:style style:name="T46" style:family="text">
      <style:text-properties officeooo:rsid="0040156b"/>
    </style:style>
    <style:style style:name="T47" style:family="text">
      <style:text-properties fo:color="#408040" style:font-name="Consolas" fo:font-size="10pt" style:font-size-asian="10pt"/>
    </style:style>
    <style:style style:name="T48" style:family="text">
      <style:text-properties fo:color="#408040" style:font-name="Consolas" fo:font-size="10pt" officeooo:rsid="0042ca94" style:font-size-asian="10pt"/>
    </style:style>
    <style:style style:name="T49" style:family="text">
      <style:text-properties fo:color="#408040" style:font-name="Consolas" fo:font-size="10pt" officeooo:rsid="00430e5d" style:font-size-asian="10pt"/>
    </style:style>
    <style:style style:name="T50" style:family="text">
      <style:text-properties fo:color="#1000a0" style:font-name="Consolas" fo:font-size="10pt" style:font-size-asian="10pt"/>
    </style:style>
    <style:style style:name="T51" style:family="text">
      <style:text-properties fo:color="#1000a0" style:font-name="Consolas" fo:font-size="10pt" officeooo:rsid="0042ca94" style:font-size-asian="10pt"/>
    </style:style>
    <style:style style:name="T52" style:family="text">
      <style:text-properties officeooo:rsid="00430e5d"/>
    </style:style>
    <style:style style:name="T53" style:family="text">
      <style:text-properties officeooo:rsid="00476f55"/>
    </style:style>
    <style:style style:name="T54" style:family="text">
      <style:text-properties fo:color="#2a00ff" style:font-name="Consolas" fo:font-size="10pt" fo:background-color="#e8f2fe" loext:char-shading-value="0" style:font-size-asian="10pt"/>
    </style:style>
    <style:style style:name="T55" style:family="text">
      <style:text-properties fo:color="#2a00ff" style:font-name="Consolas" fo:font-size="10pt" style:font-size-asian="10pt"/>
    </style:style>
    <style:style style:name="T56" style:family="text">
      <style:text-properties officeooo:rsid="004a2b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2" draw:name="graphics3" text:anchor-type="paragraph" svg:width="7in" svg:height="3.1075in" draw:z-index="0"><draw:image xlink:href="Pictures/1000020100000427000001D8F15A104ED15BFC5C.png" xlink:type="simple" xlink:show="embed" xlink:actuate="onLoad" loext:mime-type="image/png"/></draw:frame></text:p>
      <text:p text:style-name="P13"><text:user-defined style:data-style-name="N0" text:name="RFC Title">RFC 242 - Condition Service</text:user-defined></text:p>
      <text:p text:style-name="P13"><text:span text:style-name="T2">Draft<text:line-break/><text:line-break/></text:span><text:span text:style-name="T2"><text:page-count style:num-format="1">11</text:page-count></text:span><text:span text:style-name="T2"> Pages</text:span></text:p>
      <text:p text:style-name="P57"><text:span text:style-name="T12">Abstract</text:span></text:p>
      <text:p text:style-name="P56">Declarative Services provide a nice and powerful method to give activation conditions for a Service or Component. The <text:span text:style-name="T11">Condition</text:span> Service attempts to extend this, in order to support more complex scenarios, that can’t be handled by the current mechanism.</text:p>
      <text:p text:style-name="P18"/>
      <text:h text:style-name="P34" text:outline-level="1" text:restart-numbering="true" text:start-value="-1">Document Information</text:h>
      <text:h text:style-name="P36" text:outline-level="2">License</text:h>
      <text:p text:style-name="P21">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6">I HEREBY ACKNOWLEDGE AND AGREE TO THE TERMS AND CONDITIONS DELINEATED ABOVE.</text:p>
      <text:h text:style-name="P37"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P16"><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19"/>
      <text:h text:style-name="P38"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8">Source code is shown in this typeface</text:span>.</text:p>
      <text:h text:style-name="P35"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11">2019/04/11</text:p>
          </table:table-cell>
          <table:table-cell table:style-name="Table1.C1" office:value-type="string">
            <text:p text:style-name="P12"><text:span text:style-name="T9">Initial Version</text:span> </text:p>
            <text:p text:style-name="P10"><text:span text:style-name="T9">Jürgen Albert</text:span>, <text:span text:style-name="T9">Data In Motion Consulting GmbH</text:span> <text:span text:style-name="T9">j.albert@data-in-motion.biz</text:span></text:p>
          </table:table-cell>
        </table:table-row>
      </table:table>
      <text:p text:style-name="P19"/>
      <text:h text:style-name="P33" text:outline-level="1">Introduction</text:h>
      <text:p text:style-name="P22">Declarative Services are a comfortable and powerful tool with which managing the <text:span text:style-name="T10">life cycle</text:span> of your services is easy and comfortable. The ability to define dependencies to other services together with target filters and cardinalities, make it unmatched by most other comparable mechanisms. Unfortunately the possibilities to set conditions, under which DS should activate or deactivate a Component are limited. Thus this RFP will explore an extension to DS allowing for more complex scenarios.</text:p>
      <text:h text:style-name="P33" text:outline-level="1"><text:soft-page-break/>Application Domain</text:h>
      <text:p text:style-name="P22">Components have a clearly defined Lifecycle. Unfortunately the conditions when a component should be activated and eventually registered as a service, can be more complex then the general availability of the directly used services. Thus a Mechanism would be useful to allow a more precise and complex definition of conditions surrounding the Lifecycle of a Component </text:p>
      <text:h text:style-name="Heading_20_2" text:outline-level="2">Terminology + Abbreviations </text:h>
      <text:p text:style-name="Body"/>
      <text:h text:style-name="Heading_20_3" text:outline-level="3">Conditions</text:h>
      <text:p text:style-name="P23">DS purely depends on References and there provided conditions to determine if a component can be activated. Conditions should set of rules that gives DS, CDI or Services a clue, when a component can be enabled or disabled that are independent of the references a service requires.</text:p>
      <text:h text:style-name="P33" text:outline-level="1">Problem Description</text:h>
      <text:p text:style-name="P22">Services and Components are a great way, to represent processes in the real world or more artificial things like business processes. </text:p>
      <text:p text:style-name="P22">DS already allows the developers to define a Cardinality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p>
      <text:p text:style-name="P22">This RF<text:span text:style-name="T56">C</text:span> will explore the Use cases that exceed the possibilities DS gives the developer. The mechanism is not necessarily in the direct domain of DS, but can be picked up by it. </text:p>
      <text:p text:style-name="P22">All the Use cases that will follow, can be achieved somehow by using e.g. DS to activate a Component, that than uses Servicetrackers, to check if the special needs are fulfilled. This is often uncomfortable, and the principle is usually the same.</text:p>
      <text:h text:style-name="P33" text:outline-level="1"><text:soft-page-break/>Requirements</text:h>
      <text:h text:style-name="P29" text:outline-level="3">General</text:h>
      <text:list xml:id="list3382722129" text:style-name="L1">
        <text:list-item>
          <text:p text:style-name="P64">G010 – It <text:span text:style-name="T16">MUST</text:span> provide a marker service that can be used as a mandatory inject<text:span text:style-name="T23">e</text:span> for any component. </text:p>
        </text:list-item>
        <text:list-item>
          <text:p text:style-name="P64">G020 – Everybody must be able to register its own <text:span text:style-name="T13">Condition</text:span>.</text:p>
        </text:list-item>
        <text:list-item>
          <text:p text:style-name="P64">G030 – There MUST always be a registered True <text:span text:style-name="T17">C</text:span>ondition.</text:p>
        </text:list-item>
        <text:list-item>
          <text:p text:style-name="P64">G040 – Every registered Condition <text:span text:style-name="T17">MUST</text:span> have a <text:span text:style-name="T17">persistent identifying</text:span> property, that can be targeted <text:span text:style-name="T13">by other components</text:span>. </text:p>
        </text:list-item>
        <text:list-item>
          <text:p text:style-name="P65">G060 - The Condition must be <text:span text:style-name="T13">s</text:span>upported in all injection models. </text:p>
        </text:list-item>
        <text:list-item>
          <text:p text:style-name="P66">G070 – The state of <text:span text:style-name="T22">a C</text:span>ondition and its changes MUST be observable.</text:p>
        </text:list-item>
      </text:list>
      <text:h text:style-name="P28" text:outline-level="3">Configuration <text:span text:style-name="T18">of Conditions</text:span></text:h>
      <text:list xml:id="list105451561242011" text:continue-numbering="true" text:style-name="L1">
        <text:list-item>
          <text:p text:style-name="P67">C010 – The Solution MUST provide a mechanism to create <text:span text:style-name="T19">and program </text:span>conditions via configurat<text:span text:style-name="T16">i</text:span>on.</text:p>
        </text:list-item>
        <text:list-item>
          <text:p text:style-name="P68"><text:span text:style-name="T13">C</text:span>0<text:span text:style-name="T13">2</text:span>0 – It <text:span text:style-name="T20">MUST</text:span> <text:span text:style-name="T19">define a domain specific language to program Conditions. It must support boolean logic and cardinality.</text:span></text:p>
        </text:list-item>
        <text:list-item>
          <text:p text:style-name="P68"><text:span text:style-name="T13">C</text:span>0<text:span text:style-name="T19">3</text:span>0 – <text:span text:style-name="T21">The configurable component MUST provide a DTO showing the state of its requirements. </text:span></text:p>
        </text:list-item>
      </text:list>
      <text:h text:style-name="P28" text:outline-level="3">Declarative Services</text:h>
      <text:list xml:id="list105453063332345" text:continue-numbering="true" text:style-name="L1">
        <text:list-item>
          <text:p text:style-name="P67">DS010 – DS MUST support a mechanism <text:span text:style-name="T19">to bind the enablement of a component to a</text:span> Condition<text:span text:style-name="T19">.</text:span></text:p>
        </text:list-item>
        <text:list-item>
          <text:p text:style-name="P69"><text:span text:style-name="T13">DS020 - </text:span>Every DS Component by default must depend on the True Condition <text:span text:style-name="T13">of G030.</text:span></text:p>
        </text:list-item>
        <text:list-item>
          <text:p text:style-name="P58"><text:span text:style-name="T13">D</text:span>S0<text:span text:style-name="T14">3</text:span>0 – <text:span text:style-name="T15">CDI MUST meet the Requirements DS010 and DS020 as well. </text:span></text:p>
        </text:list-item>
      </text:list>
      <text:h text:style-name="P33" text:outline-level="1">Technical Solution</text:h>
      <text:p text:style-name="P60">This solution proposes extending the core to support Conditions and even entrails changes to DS and CDI and need to be honored by any other future Component Model.</text:p>
      <text:h text:style-name="P39" text:outline-level="2"><text:soft-page-break/>Condition</text:h>
      <text:p text:style-name="P72">A valid Condition is a Service registration with the Condition (<text:span text:style-name="T35">org.osgi.condition.Condition</text:span>?) Interface as <text:span text:style-name="T40">an</text:span> exposed ObjectClass, together with a unique Condition id property (<text:span text:style-name="T35">org.osgi.framework.Constants#CONDITION_ID</text:span>). A Condition does not offer any functionality and acts just as a clearly identifiable Marker.</text:p>
      <text:p text:style-name="P73">The proposed Interface is:</text:p>
      <text:p text:style-name="P43">@<text:span text:style-name="T24">Provider</text:span>Type</text:p>
      <text:p text:style-name="P52"><text:span text:style-name="T25">public</text:span><text:span text:style-name="T29"> </text:span><text:span text:style-name="T25">interface</text:span><text:span text:style-name="T29"> </text:span><text:span text:style-name="T30">Condition</text:span><text:span text:style-name="T29"> {</text:span></text:p>
      <text:p text:style-name="P53"/>
      <text:p text:style-name="P53"><text:tab/>/** </text:p>
      <text:p text:style-name="P53"><text:tab/>* <text:span text:style-name="T24">A default instance that can be used to register Conditions,</text:span></text:p>
      <text:p text:style-name="P53"><text:tab/>* <text:span text:style-name="T24">without cluttering the JVM with useless Object instances.</text:span></text:p>
      <text:p text:style-name="P53"><text:s/><text:tab/>*/</text:p>
      <text:p text:style-name="P52"><text:span text:style-name="T29"><text:tab/></text:span><text:span text:style-name="T26">public static</text:span><text:span text:style-name="T29"> </text:span><text:span text:style-name="T30">Condition INSTANCE = </text:span><text:span text:style-name="T26">new</text:span><text:span text:style-name="T29"> </text:span><text:span text:style-name="T30">Condition(){}</text:span><text:span text:style-name="T29">;</text:span></text:p>
      <text:p text:style-name="P52"/>
      <text:p text:style-name="P51">}</text:p>
      <text:p text:style-name="P61">A component that wishes to announce a Condition has now 3 possibilities:</text:p>
      <text:list xml:id="list3795047117" text:style-name="L3">
        <text:list-item>
          <text:p text:style-name="P62">Implement the Interface and announce it as a service of its own Service Registration, together with the <text:s text:c="2"/><text:span text:style-name="T36">Constants.CONDITION_ID </text:span><text:span text:style-name="T42">property.</text:span></text:p>
        </text:list-item>
        <text:list-item>
          <text:p text:style-name="P63"><text:span text:style-name="T41">Create an own ServiceRegistration, using the <text:s/></text:span><text:span text:style-name="T36">Co</text:span><text:span text:style-name="T35">ndition</text:span><text:span text:style-name="T36">.</text:span><text:span text:style-name="T35">INSTANCE</text:span><text:span text:style-name="T37">, together with the </text:span><text:span text:style-name="T36">Constants.CONDITION_ID </text:span><text:span text:style-name="T41">property.</text:span></text:p>
        </text:list-item>
        <text:list-item>
          <text:p text:style-name="P63"><text:span text:style-name="T41">Create an own ServiceRegistration, using any Object implementing the </text:span><text:span text:style-name="T35">Condition</text:span><text:span text:style-name="T41"> Interface</text:span><text:span text:style-name="T37">,</text:span><text:span text:style-name="T43"> together with the </text:span><text:span text:style-name="T36">Constants.CONDITION_ID </text:span><text:span text:style-name="T41">property.</text:span></text:p>
        </text:list-item>
      </text:list>
      <text:p text:style-name="P70"><text:span text:style-name="T41">TODO: The Condition id property is an unmanaged property. How should we thus address the issue with ids that are not unique? I would opt for simply stating, that this is to no concern for the framework and everybody needs to make sure for himself.</text:span></text:p>
      <text:h text:style-name="Heading_20_3" text:outline-level="3">The default TRUE Conditions</text:h>
      <text:p text:style-name="P74">The Framework itself will always register a TRUE Condition instance, that always can be relied upon. This Condition must have the <text:span text:style-name="T31">Constants.CONDITION_ID</text:span> “default_true”.</text:p>
      <text:h text:style-name="P40" text:outline-level="2">Configurable Conditions <text:span text:style-name="T45">(ConditionFactory?)</text:span></text:h>
      <text:p text:style-name="P76">In order to create <text:span text:style-name="T46">more complex </text:span>Conditions <text:span text:style-name="T46">easily a configurable Factory is called for. This allows integration of Conditions in Systems without manual registration of any kind.</text:span></text:p>
      <text:p text:style-name="P77">The Factory must be a configurable Component, that reads a configuration on activate. This configuration can contain two lists of target filter. One for filters that MUST find at least one Service that matches for each in order to have a Condition registered. The other one represents a List of filters, that must not find any matching service. </text:p>
      <text:p text:style-name="P78"/>
      <table:table table:name="Table5" table:style-name="Table5">
        <table:table-column table:style-name="Table5.A"/>
        <table:table-column table:style-name="Table5.B"/>
        <table:table-row>
          <table:table-cell table:style-name="Table5.A1" office:value-type="string">
            <text:p text:style-name="P90">Name</text:p>
          </table:table-cell>
          <table:table-cell table:style-name="Table5.B1" office:value-type="string">
            <text:p text:style-name="P90">Value</text:p>
          </table:table-cell>
        </table:table-row>
        <table:table-row>
          <table:table-cell table:style-name="Table5.A2" office:value-type="string">
            <text:p text:style-name="P79">osgi.<text:span text:style-name="T52">condition.identifier</text:span><text:soft-page-break/></text:p>
          </table:table-cell>
          <table:table-cell table:style-name="Table5.B2" office:value-type="string">
            <text:p text:style-name="P91">The <text:span text:style-name="T31">Constants.CONDITION_ID</text:span> that will be set to the <text:soft-page-break/>condition that will be registered when all filters are satisfied</text:p>
          </table:table-cell>
        </table:table-row>
        <table:table-row>
          <table:table-cell table:style-name="Table5.A2" office:value-type="string">
            <text:p text:style-name="P79">osgi.<text:span text:style-name="T52">condition.properties.*</text:span></text:p>
          </table:table-cell>
          <table:table-cell table:style-name="Table5.B2" office:value-type="string">
            <text:p text:style-name="P91">Properties like this will be registered with the condition when all filters are satisfied. The key will be the * part.</text:p>
          </table:table-cell>
        </table:table-row>
        <table:table-row>
          <table:table-cell table:style-name="Table5.A2" office:value-type="string">
            <text:p text:style-name="P79">osgi.<text:span text:style-name="T52">condition.must</text:span></text:p>
          </table:table-cell>
          <table:table-cell table:style-name="Table5.B2" office:value-type="string">
            <text:p text:style-name="P90">A lis<text:span text:style-name="T52">t</text:span> of valid target filters. <text:span text:style-name="T52">A Condition will be registered when each filter finds at least one matching service.</text:span></text:p>
          </table:table-cell>
        </table:table-row>
        <table:table-row>
          <table:table-cell table:style-name="Table5.A2" office:value-type="string">
            <text:p text:style-name="P79">osgi.<text:span text:style-name="T52">condition.must.not</text:span></text:p>
          </table:table-cell>
          <table:table-cell table:style-name="Table5.B2" office:value-type="string">
            <text:p text:style-name="P90">A lis<text:span text:style-name="T52">t</text:span> of valid target filters. <text:span text:style-name="T52">A Condition will be unregistered when any filter finds at least one matching service.</text:span></text:p>
          </table:table-cell>
        </table:table-row>
      </table:table>
      <text:p text:style-name="P45"><text:span text:style-name="T32"/></text:p>
      <text:p text:style-name="P45"><text:span text:style-name="T32"/></text:p>
      <text:p text:style-name="P47"><text:span text:style-name="T32">An Example could look like this:</text:span></text:p>
      <text:p text:style-name="P45"><text:span text:style-name="T32"/></text:p>
      <text:p text:style-name="P45"><text:span text:style-name="T32">{</text:span></text:p>
      <text:p text:style-name="P54"><text:span text:style-name="T32"><text:s text:c="4"/></text:span><text:span text:style-name="T47">":configurator:resource-version"</text:span><text:span text:style-name="T32">: </text:span><text:span text:style-name="T50">1</text:span><text:span text:style-name="T32">,</text:span></text:p>
      <text:p text:style-name="P54"><text:span text:style-name="T32"><text:s text:c="4"/></text:span></text:p>
      <text:p text:style-name="P54"><text:span text:style-name="T32"><text:s text:c="4"/></text:span><text:span text:style-name="T47">"ConditionFactory~test"</text:span><text:span text:style-name="T32"> : {</text:span></text:p>
      <text:p text:style-name="P54"><text:span text:style-name="T32"><text:s text:c="4"/><text:tab/></text:span><text:span text:style-name="T47">"</text:span><text:span text:style-name="T49">osgi.</text:span><text:span text:style-name="T47">condition.identifyer"</text:span><text:span text:style-name="T32"> : </text:span><text:span text:style-name="T50">"resulting.condition.id"</text:span><text:span text:style-name="T32">,</text:span></text:p>
      <text:p text:style-name="P55"><text:span text:style-name="T32"><text:s text:c="4"/><text:tab/></text:span><text:span text:style-name="T47">"</text:span><text:span text:style-name="T49">osgi.</text:span><text:span text:style-name="T47">condition.</text:span><text:span text:style-name="T48">proper</text:span><text:span text:style-name="T49">t</text:span><text:span text:style-name="T48">ies.custom.condition.prop</text:span><text:span text:style-name="T47">"</text:span><text:span text:style-name="T32"> : </text:span><text:span text:style-name="T50">"</text:span><text:span text:style-name="T51">my.property</text:span><text:span text:style-name="T50">"</text:span><text:span text:style-name="T32">,</text:span></text:p>
      <text:p text:style-name="P54"><text:span text:style-name="T32"><text:s text:c="4"/><text:tab/></text:span><text:span text:style-name="T47">"</text:span><text:span text:style-name="T49">osgi.condition.</text:span><text:span text:style-name="T47">must"</text:span><text:span text:style-name="T32"> : [</text:span></text:p>
      <text:p text:style-name="P54"><text:span text:style-name="T32"><text:s text:c="4"/><text:tab/><text:tab/></text:span><text:span text:style-name="T50">"(&amp;(objectClass=org.foo.Bar)(my.prop=foo))"</text:span><text:span text:style-name="T32">,</text:span></text:p>
      <text:p text:style-name="P54"><text:span text:style-name="T32"><text:s text:c="4"/><text:tab/><text:tab/></text:span><text:span text:style-name="T50">"(my.prop=bar)"</text:span></text:p>
      <text:p text:style-name="P54"><text:span text:style-name="T32"><text:s text:c="4"/><text:tab/>],</text:span></text:p>
      <text:p text:style-name="P54"><text:span text:style-name="T32"><text:s text:c="4"/><text:tab/></text:span><text:span text:style-name="T47">"</text:span><text:span text:style-name="T49">osgi.condition.</text:span><text:span text:style-name="T47">must.not"</text:span><text:span text:style-name="T32"> : [</text:span></text:p>
      <text:p text:style-name="P54"><text:span text:style-name="T32"><text:s text:c="4"/><text:tab/><text:tab/></text:span><text:span text:style-name="T50">"(&amp;(objectClass=org.foo.Fizz)(my.prop=buzz))"</text:span></text:p>
      <text:p text:style-name="P54"><text:span text:style-name="T32"><text:s text:c="4"/><text:tab/>]</text:span></text:p>
      <text:p text:style-name="P44"><text:span text:style-name="T32"><text:s text:c="4"/>}</text:span></text:p>
      <text:p text:style-name="P46"><text:span text:style-name="T32">}</text:span></text:p>
      <text:p text:style-name="P75"/>
      <text:h text:style-name="P41" text:outline-level="2">Support in DS</text:h>
      <text:p text:style-name="P83">Currently Components have an enabled flag, to tell DS to handle a Component. A component can disable itself via its Components Context. The only possibility to enable a Component again would be to hand the <text:span text:style-name="T35">ComponentContext</text:span> to someone else, so he can enable it again or via the the Components DTOs.</text:p>
      <text:p text:style-name="P83">Conditions can be a more powerful and convenient way for a component developer, to control its enablement. <text:span text:style-name="T53">Thus a new enablement condition filter will be used beside the enable marker.</text:span></text:p>
      <text:h text:style-name="P30" text:outline-level="3">XML Schema</text:h>
      <text:p text:style-name="P84">To use the condition as trigger, a new field <text:span text:style-name="T35">enablementCondition</text:span> is added to the component XML schema of type String. The filed is optional and must be a valid filter if set.</text:p>
      <text:p text:style-name="P71">Do we want to mark the enable field as deprecated or do we want to keep it forever?</text:p>
      <text:h text:style-name="P31" text:outline-level="3">Annnotation</text:h>
      <text:p text:style-name="P85">The @Component Annotation must be amended with the following field:</text:p>
      <text:p text:style-name="P50"><text:span text:style-name="T32">String enablementCondition() </text:span><text:span text:style-name="T28">default</text:span><text:span text:style-name="T32"> </text:span><text:span text:style-name="T55">""</text:span><text:span text:style-name="T32">;</text:span></text:p>
      <text:p text:style-name="P85">This will be mapped to its counterpart in the component XML at build time.</text:p>
      <text:h text:style-name="P32" text:outline-level="3"><text:soft-page-break/>Behavior</text:h>
      <text:p text:style-name="P85">DS must adhere to the following rules:</text:p>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92"/>
          </table:table-cell>
          <table:table-cell table:style-name="Table3.A1" office:value-type="string">
            <text:p text:style-name="P92">State</text:p>
          </table:table-cell>
          <table:table-cell table:style-name="Table3.C1" office:value-type="string">
            <text:p text:style-name="P92">Behavior</text:p>
          </table:table-cell>
        </table:table-row>
        <table:table-row>
          <table:table-cell table:style-name="Table3.A2" office:value-type="string">
            <text:p text:style-name="P82">1</text:p>
          </table:table-cell>
          <table:table-cell table:style-name="Table3.A2" office:value-type="string">
            <text:p text:style-name="P80">enable=true<text:line-break/><text:span text:style-name="T38">enablementCondition</text:span><text:span text:style-name="T35">=&lt;empty&gt;</text:span></text:p>
          </table:table-cell>
          <table:table-cell table:style-name="Table3.C2" office:value-type="string">
            <text:p text:style-name="P92">DS enables the Component, the moment the default true Condition becomes available (see 5.1.1).</text:p>
          </table:table-cell>
        </table:table-row>
        <table:table-row>
          <table:table-cell table:style-name="Table3.A2" office:value-type="string">
            <text:p text:style-name="P82">2</text:p>
          </table:table-cell>
          <table:table-cell table:style-name="Table3.A2" office:value-type="string">
            <text:p text:style-name="P80">enable=true<text:line-break/><text:span text:style-name="T38">enablementCondition</text:span><text:span text:style-name="T35">=”(</text:span><text:span text:style-name="T39">foo=bar</text:span><text:span text:style-name="T35">)”</text:span></text:p>
          </table:table-cell>
          <table:table-cell table:style-name="Table3.C2" office:value-type="string">
            <text:p text:style-name="P92">DS enables the Component, the moment <text:span text:style-name="T56">a condition matching the given filter becomes available.</text:span></text:p>
          </table:table-cell>
        </table:table-row>
        <table:table-row>
          <table:table-cell table:style-name="Table3.A2" office:value-type="string">
            <text:p text:style-name="P82">3</text:p>
          </table:table-cell>
          <table:table-cell table:style-name="Table3.A2" office:value-type="string">
            <text:p text:style-name="P80">enable=<text:span text:style-name="T56">false</text:span><text:line-break/><text:span text:style-name="T38">enablementCondition</text:span><text:span text:style-name="T35">=</text:span><text:span text:style-name="T39">&lt;empty&gt;</text:span></text:p>
          </table:table-cell>
          <table:table-cell table:style-name="Table3.C2" office:value-type="string">
            <text:p text:style-name="P93">The Component is disables. If the enable state is changed via DTOs or ComponentContext the behaviour of 1 applies.</text:p>
          </table:table-cell>
        </table:table-row>
        <table:table-row>
          <table:table-cell table:style-name="Table3.A2" office:value-type="string">
            <text:p text:style-name="P82">4</text:p>
          </table:table-cell>
          <table:table-cell table:style-name="Table3.A2" office:value-type="string">
            <text:p text:style-name="P81">enable=<text:span text:style-name="T56">false</text:span><text:line-break/><text:span text:style-name="T38">enablementCondition</text:span><text:span text:style-name="T35">=”(</text:span><text:span text:style-name="T39">foo=bar</text:span><text:span text:style-name="T35">)”</text:span></text:p>
          </table:table-cell>
          <table:table-cell table:style-name="Table3.C2" office:value-type="string">
            <text:p text:style-name="P93">The Component is disables. If the enable state is changed via DTOs or ComponentContext the behaviour of 2 applies.</text:p>
          </table:table-cell>
        </table:table-row>
      </table:table>
      <text:p text:style-name="P48"/>
      <text:p text:style-name="P49">Do we want the enablementCondition Filter to be changeable like enable via the ComponentContext?</text:p>
      <text:p text:style-name="P49"/>
      <text:h text:style-name="P42" text:outline-level="2">CDI</text:h>
      <text:p text:style-name="P49"/>
      <text:p text:style-name="P49">@Ray: HELP!</text:p>
      <text:h text:style-name="P33" text:outline-level="1">Data Transfer Objects</text:h>
      <text:p text:style-name="P86">The Framework will provide a ConditionRuntime Service. This provides simple DTOs for every Condition in the System and every known open Tracker for any condition and if it is satisfied or not. </text:p>
      <text:p text:style-name="P87">The Condition Factory can be handled separately and <text:span text:style-name="T56">get its DTOs embedded in the ConditionRuntime DTO.</text:span></text:p>
      <text:h text:style-name="P33" text:outline-level="1"><text:soft-page-break/>Javadoc</text:h>
      <text:p text:style-name="P4"><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33"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33" text:outline-level="1">Security Considerations</text:h>
      <text:p text:style-name="P17">Description of all known vulnerabilities this may either introduce or address as well as scenarios of how the weaknesses could be circumvented.</text:p>
      <text:h text:style-name="P33" text:outline-level="1">Document Support</text:h>
      <text:h text:style-name="P35" text:outline-level="2">References</text:h>
      <text:list xml:id="list116482898" text:style-name="WW8Num3">
        <text:list-item>
          <text:p text:style-name="P89"><text:bookmark-start text:name="_Ref493020620"/>Bradner, S., Key words for use in RFCs to Indicate Requirement Levels, RFC2119, March 1997.<text:bookmark-end text:name="_Ref493020620"/></text:p>
        </text:list-item>
        <text:list-item>
          <text:p text:style-name="P89">Software Requirements &amp; Specifications. Michael Jackson. ISBN 0-201-87712-0</text:p>
        </text:list-item>
      </text:list>
      <text:p text:style-name="P27"/>
      <text:p text:style-name="P19"><text:soft-page-break/><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35"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Jürgen Albert</text:p>
          </table:table-cell>
        </table:table-row>
        <table:table-row table:style-name="Table2.1">
          <table:table-cell table:style-name="Table2.A1" office:value-type="string">
            <text:p text:style-name="P6">Company</text:p>
          </table:table-cell>
          <table:table-cell table:style-name="Table2.B1" office:value-type="string">
            <text:p text:style-name="P7">Data In Motion Consulting GmbH</text:p>
          </table:table-cell>
        </table:table-row>
        <table:table-row table:style-name="Table2.1">
          <table:table-cell table:style-name="Table2.A1" office:value-type="string">
            <text:p text:style-name="P6">Address</text:p>
          </table:table-cell>
          <table:table-cell table:style-name="Table2.B1" office:value-type="string">
            <text:p text:style-name="P7">Kahlaische Str.4, 07745 Jena, Germany</text:p>
          </table:table-cell>
        </table:table-row>
        <table:table-row table:style-name="Table2.1">
          <table:table-cell table:style-name="Table2.A1" office:value-type="string">
            <text:p text:style-name="P6">Voice</text:p>
          </table:table-cell>
          <table:table-cell table:style-name="Table2.B1" office:value-type="string">
            <text:p text:style-name="P7">+49 1577 2521634</text:p>
          </table:table-cell>
        </table:table-row>
        <table:table-row table:style-name="Table2.1">
          <table:table-cell table:style-name="Table2.A1" office:value-type="string">
            <text:p text:style-name="P8">e-mail</text:p>
          </table:table-cell>
          <table:table-cell table:style-name="Table2.B1" office:value-type="string">
            <text:p text:style-name="P9">j.albert@data-in-motion.biz</text:p>
          </table:table-cell>
        </table:table-row>
      </table:table>
      <text:p text:style-name="P19"/>
      <text:h text:style-name="P35" text:outline-level="2">Acronyms and Abbreviations</text:h>
      <text:p text:style-name="P19"/>
      <text:h text:style-name="P35"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Courier" svg:font-family="ArialCourier"/>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F15A104ED15BFC5C.png" xlink:type="simple" xlink:show="embed" xlink:actuate="onLoad" loext:mime-type="image/png"/></draw:frame><text:tab/><text:user-defined style:data-style-name="N0" text:name="RFC Title">RFC 242 - Condition Service</text:user-defined><text:tab/>Page <text:page-number text:select-page="current">5</text:page-number><text:s/>of <text:page-count style:num-format="1">11</text:page-count></text:p>
        <text:p text:style-name="Header"/>
        <text:p text:style-name="Header"><text:tab/>Draft<text:tab/> <text:modification-date style:data-style-name="N76">May 3,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9-04-11T17:00:34.042000000</meta:creation-date>
    <meta:editing-cycles>6</meta:editing-cycles>
    <meta:editing-duration>PT20H10M23S</meta:editing-duration>
    <dc:date>2019-05-03T10:54:50.699000000</dc:date>
    <meta:document-statistic meta:table-count="4" meta:image-count="2" meta:object-count="0" meta:page-count="11" meta:paragraph-count="190" meta:word-count="2714" meta:character-count="17738" meta:non-whitespace-character-count="15144"/>
    <meta:user-defined meta:name="Info"/>
    <meta:user-defined meta:name="Info 3"/>
    <meta:user-defined meta:name="Info 4"/>
    <meta:user-defined meta:name="RFC Title">RFC 242 - Condition Service</meta:user-defined>
  </office:meta>
</office:document-meta>
</file>